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/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6000">
            <text:p>6000</text:p>
          </table:table-cell>
          <table:table-cell>
            <draw:frame table:end-cell-address="Sheet1.M27" table:end-x="0.1409in" table:end-y="0.1043in" draw:z-index="0" draw:style-name="gr1" svg:width="6.3205in" svg:height="3.6047in" svg:x="0.0437in" svg:y="0.0417in">
              <draw:object draw:notify-on-update-of-ranges="Sheet1.B7:Sheet1.B7 Sheet1.C7:Sheet1.E7 Sheet1.B8:Sheet1.B8 Sheet1.C8:Sheet1.E8 Sheet1.B9:Sheet1.B9 Sheet1.C9:Sheet1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libkqueue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string">
            <text:p>poll(2)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0">03/20/2010</text:date>, <text:time>10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 Heily</meta:initial-creator>
    <meta:creation-date>2010-03-20T09:51:54</meta:creation-date>
    <dc:date>2010-03-20T10:21:53</dc:date>
    <dc:creator>Mark Heily</dc:creator>
    <meta:editing-duration>PT00H14M28S</meta:editing-duration>
    <meta:editing-cycles>3</meta:editing-cycles>
    <meta:generator>OpenOffice.org/3.1$Unix OpenOffice.org_project/310m19$Build-9420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e6e6e6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6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5" style:family="chart">
      <style:chart-properties chart:interpolation="cubic-spline" chart:include-hidden-cell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055cm" svg:height="9.157cm" chart:class="chart:line" chart:style-name="ch1">
        <chart:title svg:x="4.306cm" svg:y="0.184cm" chart:style-name="ch2">
          <text:p>Scalability of libkqueue</text:p>
        </chart:title>
        <chart:subtitle svg:x="3.533cm" svg:y="1.003cm" chart:style-name="ch3">
          <text:p>5000 HTTP requests using ApacheBench</text:p>
        </chart:subtitle>
        <chart:legend chart:legend-position="end" svg:x="12.961cm" svg:y="3.902cm" chart:style-name="ch4"/>
        <chart:plot-area chart:style-name="ch5" table:cell-range-address="Sheet1.B7:Sheet1.E9" chart:data-source-has-labels="both" svg:x="0.441cm" svg:y="1.61cm" svg:width="12.2cm" svg:height="7.199cm">
          <chart:axis chart:dimension="x" chart:name="primary-x" chart:style-name="ch6">
            <chart:title svg:x="4.3cm" svg:y="8.34cm" chart:style-name="ch7">
              <text:p>Number of Idle Connections</text:p>
            </chart:title>
            <chart:categories table:cell-range-address="Sheet1.C7:Sheet1.E7"/>
          </chart:axis>
          <chart:axis chart:dimension="y" chart:name="primary-y" chart:style-name="ch6">
            <chart:title svg:x="0.322cm" svg:y="7.688cm" chart:style-name="ch8">
              <text:p>Average time per request (ms)</text:p>
            </chart:title>
            <chart:grid chart:style-name="ch9" chart:class="major"/>
          </chart:axis>
          <chart:series chart:style-name="ch10" chart:values-cell-range-address="Sheet1.C8:Sheet1.E8" chart:label-cell-address="Sheet1.B8:Sheet1.B8" chart:class="chart:line">
            <chart:data-point chart:repeated="3"/>
          </chart:series>
          <chart:series chart:style-name="ch11" chart:values-cell-range-address="Sheet1.C9:Sheet1.E9" chart:label-cell-address="Sheet1.B9:Sheet1.B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7:Sheet1.E7">0</text:p>
              </table:table-cell>
              <table:table-cell office:value-type="string">
                <text:p>3000</text:p>
              </table:table-cell>
              <table:table-cell office:value-type="string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 text:id="Sheet1.B8:Sheet1.B8">libkqueue</text:p>
              </table:table-cell>
              <table:table-cell office:value-type="float" office:value="60">
                <text:p text:id="Sheet1.C8:Sheet1.E8">60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 text:id="Sheet1.B9:Sheet1.B9">poll(2)</text:p>
              </table:table-cell>
              <table:table-cell office:value-type="float" office:value="51">
                <text:p text:id="Sheet1.C9:Sheet1.E9">51</text:p>
              </table:table-cell>
              <table:table-cell office:value-type="float" office:value="84">
                <text:p>84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